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111in" table:align="left"/>
    </style:style>
    <style:style style:name="Table1.A" style:family="table-column">
      <style:table-column-properties style:column-width="0.9764in"/>
    </style:style>
    <style:style style:name="Table1.B" style:family="table-column">
      <style:table-column-properties style:column-width="5.4347in"/>
    </style:style>
    <style:style style:name="Table1.A1" style:family="table-cell">
      <style:table-cell-properties style:vertical-align="middle" fo:padding="0.0729in" fo:border="0.05pt solid #000000"/>
    </style:style>
    <style:style style:name="P1" style:family="paragraph" style:parent-style-name="Table_20_Contents">
      <style:paragraph-properties fo:margin-top="0in" fo:margin-bottom="0.1965in" loext:contextual-spacing="false"/>
    </style:style>
    <style:style style:name="P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3" style:family="paragraph" style:parent-style-name="Table_20_Contents" style:list-style-name="L1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db42ad48-cec8-2d95-b948-318da452705e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Nombre</text:p>
          </table:table-cell>
          <table:table-cell table:style-name="Table1.A1" office:value-type="string">
            <text:p text:style-name="P2">Agregar mensaje</text:p>
          </table:table-cell>
        </table:table-row>
        <table:table-row>
          <table:table-cell table:style-name="Table1.A1" office:value-type="string">
            <text:p text:style-name="P2">Autor</text:p>
          </table:table-cell>
          <table:table-cell table:style-name="Table1.A1" office:value-type="string">
            <text:p text:style-name="P2">Rafael Alejandro Castillo López</text:p>
          </table:table-cell>
        </table:table-row>
        <table:table-row>
          <table:table-cell table:style-name="Table1.A1" office:value-type="string">
            <text:p text:style-name="P2">Fecha</text:p>
          </table:table-cell>
          <table:table-cell table:style-name="Table1.A1" office:value-type="string">
            <text:p text:style-name="P2">2016-02-10</text:p>
          </table:table-cell>
        </table:table-row>
        <table:table-row>
          <table:table-cell table:style-name="Table1.A1" table:number-columns-spanned="2" office:value-type="string">
            <text:p text:style-name="P2">Descripción: Permite que el administrador del sistema agregue un mensaje nuevo.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">Actores: Moderador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">Prerrequisitos:</text:p>
            <text:p text:style-name="P2">El usuario debe estar autenticado como administrador.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">Flujo normal:</text:p>
            <text:list xml:id="list7539119889795288302" text:style-name="L1">
              <text:list-item>
                <text:p text:style-name="P3">Desde la interfaz de administrador, el administrador presiona el botón para crear un mensaje nuevo.</text:p>
              </text:list-item>
              <text:list-item>
                <text:p text:style-name="P3">Se muestra una caja de texto para introducir el cuerpo del mensaje.</text:p>
              </text:list-item>
              <text:list-item>
                <text:p text:style-name="P3">El moderador presiona el botón de agregar para confirmar que agregara el mensaje.</text:p>
              </text:list-item>
              <text:list-item>
                <text:p text:style-name="P3">El sistema valida que el mensaje sea correcto y lo almacena en la base de datos.</text:p>
              </text:list-item>
            </text:list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  <text:p text:style-name="P2">Flujo alternativo:</text:p>
            <text:p text:style-name="P2">4A. En caso de que el mensaje sea incorrecto según el sistema, se notificará al usuario y permitirá corregirlo.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">Poscondiciones: El mensaje se guarda en el sistema y se mostrará en la visualización la siguiente vez que se actualice.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22:55:58.027000000</meta:creation-date>
    <dc:date>2016-02-10T23:25:00.504000000</dc:date>
    <meta:editing-duration>PT29M3S</meta:editing-duration>
    <meta:editing-cycles>1</meta:editing-cycles>
    <meta:document-statistic meta:table-count="1" meta:image-count="0" meta:object-count="0" meta:page-count="1" meta:paragraph-count="18" meta:word-count="134" meta:character-count="833" meta:non-whitespace-character-count="721"/>
    <meta:generator>LibreOffice/5.0.2.2$Windows_x86 LibreOffice_project/37b43f919e4de5eeaca9b9755ed688758a8251fe</meta:generator>
  </office:meta>
</office:document-meta>
</file>